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27200002DF600001E4E202A4281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.654,23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7654.45">
            <text:p>7.654,4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.456,43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5674.34">
            <text:p>5.674,3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.258,6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3694.23">
            <text:p>3.69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.060,83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2714.12">
            <text:p>2.714,1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.863,03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3456.54">
            <text:p>3.456,5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.665,23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4198.96">
            <text:p>4.198,9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.467,43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4941.38">
            <text:p>4.941,3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.269,63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5683.8">
            <text:p>5.683,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.071,83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26.22">
            <text:p>6.426,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.874,03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5432.21">
            <text:p>5.432,2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.676,23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438.2">
            <text:p>4.438,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.478,43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4444.19">
            <text:p>4.444,19 €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G36" table:end-x="0.42cm" table:end-y="0.081cm" draw:z-index="0" svg:width="11.765cm" svg:height="7.757cm" svg:x="2.202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M36" table:end-x="0.475cm" table:end-y="0.081cm" draw:z-index="1" draw:name="Graphics 1" draw:style-name="gr1" draw:text-style-name="P1" svg:width="11.765cm" svg:height="7.757cm" svg:x="0cm" svg:y="0cm">
              <draw:image xlink:href="Pictures/2000027200002DF600001E4E202A4281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3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32:15</dc:date>
    <dc:language>en-US</dc:language>
    <meta:editing-cycles>4</meta:editing-cycles>
    <meta:editing-duration>PT8M57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="solid" draw:fill-color="#d9d9d9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3999996185303pt" style:font-family-asian="'Andale Sans UI'" style:font-pitch-asian="variable" style:font-size-asian="14.3999996185303pt" style:font-family-complex="Tahoma" style:font-pitch-complex="variable" style:font-size-complex="14.3999996185303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200000" chart:origin="0" chart:interval-major="20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1.766cm" svg:height="7.758cm" chart:class="chart:radar" chart:style-name="ch1">
        <chart:title svg:x="4.425cm" svg:y="0.154cm" chart:style-name="ch2">
          <text:p>Net_Stacked</text:p>
        </chart:title>
        <chart:legend chart:legend-position="end" svg:x="9.979cm" svg:y="3.153cm" chart:style-name="ch3"/>
        <chart:plot-area chart:style-name="ch4" table:cell-range-address="Sheet1.$B$4:.$F$16" chart:data-source-has-labels="both" chart:table-number-list="0" svg:x="0.234cm" svg:y="1.029cm" svg:width="9.278cm" svg:height="6.575cm">
          <chart:axis chart:dimension="y" chart:name="primary-y" chart:style-name="ch5">
            <chart:grid chart:class="major"/>
          </chart:axis>
          <chart:series chart:style-name="ch6">
            <chart:data-point chart:repeated="12"/>
          </chart:series>
          <chart:series chart:style-name="ch7">
            <chart:data-point chart:repeated="12"/>
          </chart:series>
          <chart:series chart:style-name="ch8">
            <chart:data-point chart:repeated="12"/>
          </chart:series>
          <chart:series chart:style-name="ch9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